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paragraph-properties fo:margin-left="0.4925in" fo:margin-right="0in" fo:text-indent="0in" style:auto-text-indent="false">
        <style:tab-stops/>
      </style:paragraph-properties>
      <style:text-properties style:font-name="Liberation Serif"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07f246" officeooo:paragraph-rsid="0007f246"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1640a7" officeooo:paragraph-rsid="001640a7" style:font-size-asian="12pt" style:font-weight-asian="bold" style:font-size-complex="12pt" style:font-weight-complex="bold"/>
    </style:style>
    <style:style style:name="P8" style:family="paragraph" style:parent-style-name="Standard">
      <style:text-properties style:font-name="Liberation Serif" fo:font-size="12pt" style:font-size-asian="12pt" style:font-size-complex="12pt"/>
    </style:style>
    <style:style style:name="P9" style:family="paragraph" style:parent-style-name="Standard">
      <style:text-properties style:font-name="Liberation Serif" fo:font-size="12pt" officeooo:paragraph-rsid="0007f246" style:font-size-asian="12pt" style:font-size-complex="12pt"/>
    </style:style>
    <style:style style:name="P10" style:family="paragraph" style:parent-style-name="Standard">
      <style:text-properties style:font-name="Liberation Serif" fo:font-size="12pt" officeooo:paragraph-rsid="001640a7" style:font-size-asian="12pt" style:font-size-complex="12pt"/>
    </style:style>
    <style:style style:name="P11" style:family="paragraph" style:parent-style-name="Standard">
      <style:text-properties style:font-name="Liberation Serif" fo:font-size="12pt" officeooo:paragraph-rsid="000e34e2" style:font-size-asian="12pt" style:font-size-complex="12pt"/>
    </style:style>
    <style:style style:name="P12" style:family="paragraph" style:parent-style-name="Standard">
      <style:text-properties style:font-name="Liberation Serif" fo:font-size="12pt" officeooo:paragraph-rsid="0012b708" style:font-size-asian="12pt" style:font-size-complex="12pt"/>
    </style:style>
    <style:style style:name="P13" style:family="paragraph" style:parent-style-name="Standard">
      <style:text-properties style:font-name="Liberation Serif" fo:font-size="12pt" officeooo:rsid="0012b708" officeooo:paragraph-rsid="0012b708" style:font-size-asian="12pt" style:font-size-complex="12pt"/>
    </style:style>
    <style:style style:name="P14" style:family="paragraph" style:parent-style-name="Standard">
      <style:text-properties style:font-name="Liberation Serif" fo:font-size="12pt" officeooo:paragraph-rsid="00222a6f" style:font-size-asian="12pt" style:font-size-complex="12pt"/>
    </style:style>
    <style:style style:name="P15" style:family="paragraph" style:parent-style-name="Standard">
      <style:text-properties style:font-name="Liberation Serif" fo:font-size="12pt" officeooo:rsid="001ccc16" officeooo:paragraph-rsid="001ccc16"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1ccc16" officeooo:paragraph-rsid="001ccc16" style:font-size-asian="12pt" style:font-size-complex="12pt"/>
    </style:style>
    <style:style style:name="P17" style:family="paragraph" style:parent-style-name="Standard">
      <style:paragraph-properties fo:text-align="start" style:justify-single-word="false"/>
      <style:text-properties style:font-name="Liberation Serif" fo:font-size="12pt" officeooo:paragraph-rsid="001ccc16" style:font-size-asian="12pt" style:font-size-complex="12pt"/>
    </style:style>
    <style:style style:name="P18" style:family="paragraph" style:parent-style-name="Standard">
      <style:paragraph-properties fo:text-align="start" style:justify-single-word="false"/>
      <style:text-properties style:font-name="Liberation Serif" fo:font-size="12pt" officeooo:paragraph-rsid="0026cebe" style:font-size-asian="12pt" style:font-size-complex="12pt"/>
    </style:style>
    <style:style style:name="P19" style:family="paragraph" style:parent-style-name="Standard">
      <style:text-properties style:font-name="Liberation Serif" fo:font-size="12pt" officeooo:rsid="0007bbed" officeooo:paragraph-rsid="0007f246" style:font-size-asian="12pt" style:font-size-complex="12pt"/>
    </style:style>
    <style:style style:name="P20" style:family="paragraph" style:parent-style-name="Standard">
      <style:text-properties style:font-name="Liberation Serif" fo:font-size="12pt" officeooo:rsid="001640a7" officeooo:paragraph-rsid="001640a7" style:font-size-asian="12pt" style:font-size-complex="12pt"/>
    </style:style>
    <style:style style:name="P21" style:family="paragraph" style:parent-style-name="Standard">
      <style:paragraph-properties fo:text-align="center" style:justify-single-word="false"/>
      <style:text-properties style:font-name="Liberation Serif" fo:font-size="12pt" fo:font-style="italic" officeooo:paragraph-rsid="000e34e2"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officeooo:paragraph-rsid="0012b708" style:font-size-asian="12pt" style:font-style-asian="italic" style:font-size-complex="12pt" style:font-style-complex="italic"/>
    </style:style>
    <style:style style:name="P23" style:family="paragraph" style:parent-style-name="Standard">
      <style:text-properties style:font-name="Liberation Serif" fo:font-size="12pt" fo:font-style="italic" officeooo:paragraph-rsid="0012b708" style:font-size-asian="12pt" style:font-style-asian="italic" style:font-size-complex="12pt" style:font-style-complex="italic"/>
    </style:style>
    <style:style style:name="P24" style:family="paragraph" style:parent-style-name="Standard">
      <style:text-properties style:font-name="Liberation Serif" fo:font-size="12pt" fo:font-weight="normal" officeooo:rsid="001640a7" officeooo:paragraph-rsid="001640a7"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text-line-through-style="none" style:text-line-through-type="none" style:font-name="Liberation Serif" fo:font-size="12pt" officeooo:rsid="001ccc16" officeooo:paragraph-rsid="001ccc16" style:font-size-asian="12pt" style:font-size-complex="12pt"/>
    </style:style>
    <style:style style:name="P26" style:family="paragraph" style:parent-style-name="Standard">
      <style:paragraph-properties fo:text-align="start" style:justify-single-word="false"/>
      <style:text-properties style:text-line-through-style="none" style:text-line-through-type="none" style:font-name="Liberation Serif" fo:font-size="12pt" officeooo:rsid="001ccc16" officeooo:paragraph-rsid="001ccc16" style:font-size-asian="12pt" style:font-size-complex="12pt"/>
    </style:style>
    <style:style style:name="P27" style:family="paragraph" style:parent-style-name="Standard">
      <style:paragraph-properties fo:text-align="start" style:justify-single-word="false"/>
      <style:text-properties style:text-line-through-style="none" style:text-line-through-type="none" style:font-name="Liberation Serif" fo:font-size="12pt" officeooo:rsid="001eb105" officeooo:paragraph-rsid="001eb105" style:font-size-asian="12pt" style:font-size-complex="12pt"/>
    </style:style>
    <style:style style:name="P28" style:family="paragraph" style:parent-style-name="Standard">
      <style:paragraph-properties fo:text-align="start" style:justify-single-word="false"/>
      <style:text-properties style:text-line-through-style="none" style:text-line-through-type="none" style:font-name="Liberation Serif" fo:font-size="12pt" officeooo:rsid="0026cebe" officeooo:paragraph-rsid="0026cebe" style:font-size-asian="12pt" style:font-size-complex="12pt"/>
    </style:style>
    <style:style style:name="P29" style:family="paragraph" style:parent-style-name="Standard">
      <style:paragraph-properties fo:text-align="center" style:justify-single-word="false"/>
      <style:text-properties style:text-line-through-style="none" style:text-line-through-type="none" style:font-name="Liberation Serif" fo:font-size="12pt" officeooo:rsid="0026cebe" officeooo:paragraph-rsid="0026cebe" style:font-size-asian="12pt" style:font-size-complex="12pt"/>
    </style:style>
    <style:style style:name="P30" style:family="paragraph" style:parent-style-name="Standard">
      <style:paragraph-properties fo:text-align="start" style:justify-single-word="false"/>
      <style:text-properties style:text-line-through-style="none" style:text-line-through-type="none" style:font-name="Liberation Serif" fo:font-size="12pt" officeooo:rsid="0026d6d0" officeooo:paragraph-rsid="0026cebe" style:font-size-asian="12pt" style:font-size-complex="12pt"/>
    </style:style>
    <style:style style:name="P31" style:family="paragraph" style:parent-style-name="Standard">
      <style:paragraph-properties fo:text-align="start" style:justify-single-word="false"/>
      <style:text-properties style:text-line-through-style="none" style:text-line-through-type="none" style:font-name="Liberation Serif" fo:font-size="12pt" officeooo:rsid="0026d6d0" officeooo:paragraph-rsid="0026d6d0" style:font-size-asian="12pt" style:font-size-complex="12pt"/>
    </style:style>
    <style:style style:name="P32" style:family="paragraph" style:parent-style-name="Standard">
      <style:paragraph-properties fo:text-align="center" style:justify-single-word="false"/>
      <style:text-properties style:text-line-through-style="none" style:text-line-through-type="none" style:font-name="Liberation Serif" fo:font-size="12pt" officeooo:rsid="0026d6d0" officeooo:paragraph-rsid="0026d6d0" style:font-size-asian="12pt" style:font-size-complex="12pt"/>
    </style:style>
    <style:style style:name="P33" style:family="paragraph" style:parent-style-name="Standard">
      <style:text-properties officeooo:paragraph-rsid="002c092b"/>
    </style:style>
    <style:style style:name="P34" style:family="paragraph" style:parent-style-name="Standard">
      <style:paragraph-properties fo:margin-left="0.9846in" fo:margin-right="0in" fo:text-indent="0in" style:auto-text-indent="false">
        <style:tab-stops/>
      </style:paragraph-properties>
      <style:text-properties officeooo:paragraph-rsid="00094551"/>
    </style:style>
    <style:style style:name="P35" style:family="paragraph" style:parent-style-name="Standard">
      <style:paragraph-properties fo:margin-left="0.9846in" fo:margin-right="0in" fo:text-align="start" style:justify-single-word="false" fo:text-indent="0in" style:auto-text-indent="false">
        <style:tab-stops/>
      </style:paragraph-properties>
      <style:text-properties officeooo:paragraph-rsid="000f73f0"/>
    </style:style>
    <style:style style:name="P36" style:family="paragraph" style:parent-style-name="Standard">
      <style:paragraph-properties fo:margin-left="0.9846in" fo:margin-right="0in" fo:text-indent="0in" style:auto-text-indent="false">
        <style:tab-stops/>
      </style:paragraph-properties>
      <style:text-properties style:font-name="Liberation Serif" fo:font-size="12pt" style:font-size-asian="12pt" style:font-size-complex="12pt"/>
    </style:style>
    <style:style style:name="P37" style:family="paragraph" style:parent-style-name="Standard">
      <style:paragraph-properties fo:margin-left="0in" fo:margin-right="0in" fo:text-indent="0in" style:auto-text-indent="false">
        <style:tab-stops/>
      </style:paragraph-properties>
      <style:text-properties officeooo:paragraph-rsid="00094551"/>
    </style:style>
    <style:style style:name="P38" style:family="paragraph" style:parent-style-name="Standard">
      <style:paragraph-properties fo:margin-left="1.4756in" fo:margin-right="0in" fo:text-indent="0in" style:auto-text-indent="false">
        <style:tab-stops/>
      </style:paragraph-properties>
      <style:text-properties style:font-name="Liberation Serif" fo:font-size="12pt" style:font-size-asian="12pt" style:font-size-complex="12pt"/>
    </style:style>
    <style:style style:name="P39" style:family="paragraph" style:parent-style-name="Standard" style:master-page-name="MP0">
      <style:paragraph-properties fo:text-align="center" style:justify-single-word="false" style:page-number="auto" fo:break-before="page"/>
      <style:text-properties style:font-name="Liberation Serif" fo:font-size="12pt" fo:font-weight="bold" style:font-size-asian="12pt" style:font-weight-asian="bold" style:font-size-complex="12pt" style:font-weight-complex="bold"/>
    </style:style>
    <style:style style:name="P40" style:family="paragraph" style:parent-style-name="Standard" style:list-style-name="L1"/>
    <style:style style:name="P41" style:family="paragraph" style:parent-style-name="Standard" style:list-style-name="L1">
      <style:text-properties style:font-name="Liberation Serif" fo:font-size="12pt" style:font-size-asian="12pt" style:font-size-complex="12pt"/>
    </style:style>
    <style:style style:name="P42" style:family="paragraph" style:parent-style-name="Standard" style:list-style-name="L1">
      <style:text-properties style:font-name="Liberation Serif" fo:font-size="12pt" officeooo:rsid="00280af4" officeooo:paragraph-rsid="00280af4" style:font-size-asian="12pt" style:font-size-complex="12pt"/>
    </style:style>
    <style:style style:name="P43" style:family="paragraph" style:parent-style-name="Standard">
      <style:text-properties style:font-name="Liberation Serif" fo:font-size="12pt" fo:font-weight="normal" officeooo:rsid="002c092b" officeooo:paragraph-rsid="001640a7"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erif" fo:font-size="12pt" fo:font-style="italic" officeooo:rsid="001ccc16" officeooo:paragraph-rsid="001ccc16" style:font-size-asian="12pt" style:font-style-asian="italic" style:font-size-complex="12pt" style:font-style-complex="italic"/>
    </style:style>
    <style:style style:name="P45" style:family="paragraph" style:parent-style-name="Standard" style:list-style-name="L1">
      <style:text-properties officeooo:rsid="00208b0c" officeooo:paragraph-rsid="00208b0c"/>
    </style:style>
    <style:style style:name="P46" style:family="paragraph" style:parent-style-name="Standard">
      <style:paragraph-properties fo:text-align="center" style:justify-single-word="false"/>
      <style:text-properties style:text-line-through-style="none" style:text-line-through-type="none" style:font-name="Liberation Serif" fo:font-size="12pt" fo:font-style="italic" officeooo:rsid="0026cebe" officeooo:paragraph-rsid="0026cebe" style:font-size-asian="12pt" style:font-style-asian="italic" style:font-size-complex="12pt" style:font-style-complex="italic"/>
    </style:style>
    <style:style style:name="P47" style:family="paragraph" style:parent-style-name="Standard">
      <style:paragraph-properties fo:text-align="center" style:justify-single-word="false"/>
      <style:text-properties style:text-line-through-style="none" style:text-line-through-type="none" style:font-name="Liberation Serif" fo:font-size="12pt" fo:font-style="normal" officeooo:rsid="001ccc16" officeooo:paragraph-rsid="001ccc16" style:font-size-asian="12pt" style:font-style-asian="normal" style:font-size-complex="12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1640a7" style:font-weight-asian="normal" style:font-weight-complex="normal"/>
    </style:style>
    <style:style style:name="T3" style:family="text">
      <style:text-properties fo:font-weight="normal" officeooo:rsid="002390fa" style:font-weight-asian="normal" style:font-weight-complex="normal"/>
    </style:style>
    <style:style style:name="T4" style:family="text">
      <style:text-properties fo:font-weight="normal" officeooo:rsid="0017cff8" style:font-weight-asian="normal" style:font-weight-complex="normal"/>
    </style:style>
    <style:style style:name="T5" style:family="text">
      <style:text-properties fo:font-weight="normal" officeooo:rsid="00191d3d" style:font-weight-asian="normal" style:font-weight-complex="normal"/>
    </style:style>
    <style:style style:name="T6" style:family="text">
      <style:text-properties fo:font-weight="normal" officeooo:rsid="002c092b" style:font-weight-asian="normal" style:font-weight-complex="normal"/>
    </style:style>
    <style:style style:name="T7" style:family="text">
      <style:text-properties fo:font-weight="normal" officeooo:rsid="002fee35" style:font-weight-asian="normal" style:font-weight-complex="normal"/>
    </style:style>
    <style:style style:name="T8" style:family="text">
      <style:text-properties officeooo:rsid="0007f246"/>
    </style:style>
    <style:style style:name="T9" style:family="text">
      <style:text-properties officeooo:rsid="000efaa7"/>
    </style:style>
    <style:style style:name="T10" style:family="text">
      <style:text-properties officeooo:rsid="0012b708"/>
    </style:style>
    <style:style style:name="T11" style:family="text">
      <style:text-properties officeooo:rsid="0013abb2"/>
    </style:style>
    <style:style style:name="T12" style:family="text">
      <style:text-properties officeooo:rsid="001640a7"/>
    </style:style>
    <style:style style:name="T13" style:family="text">
      <style:text-properties style:text-line-through-style="none" style:text-line-through-type="none"/>
    </style:style>
    <style:style style:name="T14" style:family="text">
      <style:text-properties style:text-line-through-style="none" style:text-line-through-type="none" officeooo:rsid="001ccc16"/>
    </style:style>
    <style:style style:name="T15" style:family="text">
      <style:text-properties style:text-line-through-style="none" style:text-line-through-type="none" fo:font-weight="bold" style:font-weight-asian="bold" style:font-weight-complex="bold"/>
    </style:style>
    <style:style style:name="T16" style:family="text">
      <style:text-properties style:text-line-through-style="none" style:text-line-through-type="none" officeooo:rsid="00253d66"/>
    </style:style>
    <style:style style:name="T17" style:family="text">
      <style:text-properties style:text-line-through-style="none" style:text-line-through-type="none" officeooo:rsid="0026cebe"/>
    </style:style>
    <style:style style:name="T18" style:family="text">
      <style:text-properties style:text-line-through-style="none" style:text-line-through-type="none" style:text-underline-style="solid" style:text-underline-width="auto" style:text-underline-color="font-color" officeooo:rsid="0026cebe"/>
    </style:style>
    <style:style style:name="T19" style:family="text">
      <style:text-properties style:text-line-through-style="none" style:text-line-through-type="none" officeooo:rsid="0026d6d0"/>
    </style:style>
    <style:style style:name="T20" style:family="text">
      <style:text-properties style:text-line-through-style="none" style:text-line-through-type="none" style:font-name="Liberation Serif" fo:font-size="12pt" fo:font-weight="bold" style:font-size-asian="12pt" style:font-weight-asian="bold" style:font-size-complex="12pt" style:font-weight-complex="bold"/>
    </style:style>
    <style:style style:name="T21" style:family="text">
      <style:text-properties style:text-line-through-style="none" style:text-line-through-type="none" style:font-name="Liberation Serif" fo:font-size="12pt" style:font-size-asian="12pt" style:font-size-complex="12pt"/>
    </style:style>
    <style:style style:name="T22" style:family="text">
      <style:text-properties style:text-line-through-style="none" style:text-line-through-type="none" style:font-name="Liberation Serif" fo:font-size="12pt" officeooo:rsid="002390fa" style:font-size-asian="12pt" style:font-size-complex="12pt"/>
    </style:style>
    <style:style style:name="T23" style:family="text">
      <style:text-properties officeooo:rsid="0021067b"/>
    </style:style>
    <style:style style:name="T24" style:family="text">
      <style:text-properties officeooo:rsid="00222a6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c1652" style:font-size-asian="12pt" style:font-size-complex="12pt"/>
    </style:style>
    <style:style style:name="T27" style:family="text">
      <style:text-properties style:font-name="Liberation Serif" fo:font-size="12pt" officeooo:rsid="002390fa" style:font-size-asian="12pt" style:font-size-complex="12pt"/>
    </style:style>
    <style:style style:name="T28" style:family="text">
      <style:text-properties style:font-name="Liberation Serif" fo:font-size="12pt" officeooo:rsid="0024ae2a" style:font-size-asian="12pt" style:font-size-complex="12pt"/>
    </style:style>
    <style:style style:name="T29" style:family="text">
      <style:text-properties style:font-name="Liberation Serif" fo:font-size="12pt" style:font-size-asian="12pt" style:font-name-complex="Calibri" style:font-size-complex="12pt"/>
    </style:style>
    <style:style style:name="T30" style:family="text">
      <style:text-properties style:font-name="Liberation Serif" fo:font-size="12pt" officeooo:rsid="00094551" style:font-size-asian="12pt" style:font-name-complex="Calibri" style:font-size-complex="12pt"/>
    </style:style>
    <style:style style:name="T31" style:family="text">
      <style:text-properties style:font-name="Liberation Serif" fo:font-size="12pt" officeooo:rsid="000a738f" style:font-size-asian="12pt" style:font-name-complex="Calibri" style:font-size-complex="12pt"/>
    </style:style>
    <style:style style:name="T32" style:family="text">
      <style:text-properties style:font-name="Liberation Serif" fo:font-size="12pt" officeooo:rsid="000e34e2" style:font-size-asian="12pt" style:font-name-complex="Calibri" style:font-size-complex="12pt"/>
    </style:style>
    <style:style style:name="T33" style:family="text">
      <style:text-properties style:font-name="Liberation Serif" fo:font-size="12pt" officeooo:rsid="000f73f0" style:font-size-asian="12pt" style:font-name-complex="Calibri" style:font-size-complex="12pt"/>
    </style:style>
    <style:style style:name="T34" style:family="text">
      <style:text-properties style:font-name="Liberation Serif" fo:font-size="12pt" officeooo:rsid="0021067b" style:font-size-asian="12pt" style:font-name-complex="Calibri" style:font-size-complex="12pt"/>
    </style:style>
    <style:style style:name="T35" style:family="text">
      <style:text-properties style:font-name="Liberation Serif" fo:font-size="12pt" officeooo:rsid="00214b06" style:font-size-asian="12pt" style:font-name-complex="Calibri" style:font-size-complex="12pt"/>
    </style:style>
    <style:style style:name="T36" style:family="text">
      <style:text-properties style:font-name="Liberation Serif" fo:font-size="12pt" officeooo:rsid="001640a7" style:font-size-asian="12pt" style:font-name-complex="Calibri" style:font-size-complex="12pt"/>
    </style:style>
    <style:style style:name="T37" style:family="text">
      <style:text-properties style:font-name="Liberation Serif" fo:font-size="12pt" fo:font-weight="bold" style:font-size-asian="12pt" style:font-weight-asian="bold" style:font-size-complex="12pt" style:font-weight-complex="bold"/>
    </style:style>
    <style:style style:name="T38" style:family="text">
      <style:text-properties style:font-name="Liberation Serif" fo:font-size="12pt" fo:font-weight="bold" officeooo:rsid="000e34e2" style:font-size-asian="12pt" style:font-weight-asian="bold" style:font-name-complex="Calibri" style:font-size-complex="12pt" style:font-weight-complex="bold"/>
    </style:style>
    <style:style style:name="T39" style:family="text">
      <style:text-properties style:font-name="Liberation Serif" fo:font-size="12pt" fo:font-weight="bold" officeooo:rsid="00094551" style:font-size-asian="12pt" style:font-weight-asian="bold" style:font-name-complex="Calibri" style:font-size-complex="12pt" style:font-weight-complex="bold"/>
    </style:style>
    <style:style style:name="T40"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1" style:family="text">
      <style:text-properties style:font-name="Liberation Serif" fo:font-size="12pt" fo:font-style="italic" style:text-underline-style="none" fo:font-weight="normal" officeooo:rsid="0007f246"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style="italic" style:text-underline-style="none" fo:font-weight="normal" officeooo:rsid="00094551" style:font-size-asian="12pt" style:font-style-asian="italic" style:font-weight-asian="normal" style:font-size-complex="12pt" style:font-style-complex="italic" style:font-weight-complex="normal"/>
    </style:style>
    <style:style style:name="T43" style:family="text">
      <style:text-properties style:font-name="Liberation Serif" fo:font-size="12pt" fo:font-style="italic" style:text-underline-style="none" fo:font-weight="normal" officeooo:rsid="000e34e2" style:font-size-asian="12pt" style:font-style-asian="italic" style:font-weight-asian="normal" style:font-size-complex="12pt" style:font-style-complex="italic" style:font-weight-complex="normal"/>
    </style:style>
    <style:style style:name="T44" style:family="text">
      <style:text-properties style:font-name="Liberation Serif" fo:font-size="12pt" fo:font-style="italic" style:text-underline-style="none" fo:font-weight="normal" style:font-size-asian="12pt" style:font-style-asian="italic" style:font-weight-asian="normal" style:font-name-complex="Calibri" style:font-size-complex="12pt" style:font-style-complex="italic" style:font-weight-complex="normal"/>
    </style:style>
    <style:style style:name="T45" style:family="text">
      <style:text-properties style:font-name="Liberation Serif" fo:font-size="12pt" fo:font-weight="normal" style:font-size-asian="12pt" style:font-weight-asian="normal" style:font-size-complex="12pt" style:font-weight-complex="normal"/>
    </style:style>
    <style:style style:name="T46" style:family="text">
      <style:text-properties style:font-name="Liberation Serif" fo:font-size="12pt" fo:font-weight="normal" officeooo:rsid="001ab92b" style:font-size-asian="12pt" style:font-weight-asian="normal" style:font-size-complex="12pt" style:font-weight-complex="normal"/>
    </style:style>
    <style:style style:name="T47" style:family="text">
      <style:text-properties style:font-name="Liberation Serif" fo:font-size="12pt" fo:font-weight="normal" officeooo:rsid="002c092b" style:font-size-asian="12pt" style:font-weight-asian="normal" style:font-size-complex="12pt" style:font-weight-complex="normal"/>
    </style:style>
    <style:style style:name="T48" style:family="text">
      <style:text-properties style:font-name="Liberation Serif" fo:font-size="12pt" fo:font-weight="normal" officeooo:rsid="002d83ec" style:font-size-asian="12pt" style:font-weight-asian="normal" style:font-size-complex="12pt" style:font-weight-complex="normal"/>
    </style:style>
    <style:style style:name="T49" style:family="text">
      <style:text-properties officeooo:rsid="002aad2e"/>
    </style:style>
    <style:style style:name="T50" style:family="text">
      <style:text-properties fo:font-style="italic" style:font-style-asian="italic" style:font-style-complex="italic"/>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atlab Gear Instructions</text:p>
      <text:p text:style-name="P5"/>
      <text:p text:style-name="P4">Stuff you’ll need</text:p>
      <text:p text:style-name="P4"/>
      <text:list xml:id="list582981322" text:style-name="L1">
        <text:list-item>
          <text:p text:style-name="P41">MATLAB compiler: We need this to compile our MATLAB functions. It can be downloaded through “Get More Apps” menu in MATLAB. Once it is installed, make sure you can call “mcc” on your Linux Terminal. </text:p>
        </text:list-item>
        <text:list-item>
          <text:p text:style-name="P41">A Linux computer: Docker mainly works with Unix images and MATLAB compiler creates executables specific to the OS it is run under. So to be able to run MATLAB in Docker, we need to compile our code with a Unix Machine.</text:p>
        </text:list-item>
        <text:list-item>
          <text:p text:style-name="P40"><text:span text:style-name="T25">MATLAB Runtime: We will need this to test the compiled code to make sure it works before we stick it in a gear. Download it here: </text:span><text:a xlink:type="simple" xlink:href="https://www.mathworks.com/products/compiler/matlab-runtime.html" office:target-frame-name="_top" xlink:show="replace" text:style-name="Internet_20_link" text:visited-style-name="Visited_20_Internet_20_Link"><text:span text:style-name="Hyperlink"><text:span text:style-name="T25">https://www.mathworks.com/products/compiler/matlab-runtime.html</text:span></text:span></text:a><text:span text:style-name="T25"> The version you install should match your MATLAB version or the version under which you compiled your MATLAB functions.</text:span></text:p>
        </text:list-item>
        <text:list-item>
          <text:p text:style-name="P45"><text:span text:style-name="T25">Flywheel CLI to make the gear. Download instructions here: </text:span><text:a xlink:type="simple" xlink:href="https://docs.flywheel.io/hc/en-us/articles/360008162214-Installing-the-Flywheel-Command-Line-Interface-CLI-" text:style-name="Internet_20_link" text:visited-style-name="Visited_20_Internet_20_Link"><text:span text:style-name="T25">https://docs.flywheel.io/hc/en-us/articles/360008162214-Installing-the-Flywheel-Command-Line-Interface-CLI-</text:span></text:a></text:p>
          <text:p text:style-name="P42">Make sure you can call fw from a terminal. Set path to the binary if you cannot. Once you can call it run: “fw login -h &lt;API-key&gt;” with your API key. </text:p>
        </text:list-item>
      </text:list>
      <text:p text:style-name="P3"><text:span text:style-name="Default_20_Paragraph_20_Font"><text:span text:style-name="T37"/></text:span></text:p>
      <text:p text:style-name="P8"/>
      <text:p text:style-name="Standard"><text:span text:style-name="T25"><text:s text:c="2"/></text:span><text:span text:style-name="Default_20_Paragraph_20_Font"><text:span text:style-name="T37">Instructions</text:span></text:span></text:p>
      <text:p text:style-name="P8"/>
      <text:p text:style-name="P6">Compile a MATLAB function</text:p>
      <text:p text:style-name="P19">We first need to compile our matlab function. When we run the compiled function on a bash terminal, passing anything other than strings to it makes things a bit complicated. Therefore, it is a good idea to make a wrapper around the function we want to compile. This wrapper will receive every input we will use in our function as a string and then convert them to their appropriate type.</text:p>
      <text:p text:style-name="P9"/>
      <text:p text:style-name="P10"><text:span text:style-name="T12">1 - </text:span><text:span text:style-name="T8">Check out </text:span>fwGearBuilder/gear_building_instructions/example_gear/<text:span text:style-name="T8">exampleFunction.m. This function gets a text file (called exampletext.txt </text:span><text:span text:style-name="T23">located</text:span><text:span text:style-name="T8"> on the same directory) which contains a comma separated vector, does some operations on it and saves a new text file. </text:span></text:p>
      <text:p text:style-name="P10"/>
      <text:p text:style-name="P10"><text:span text:style-name="T12">2 - </text:span><text:span text:style-name="T8">Now check out exampleWrapper.m. This is a wrapper that takes </text:span><text:span text:style-name="T23">the</text:span><text:span text:style-name="T8"> variable</text:span><text:span text:style-name="T23">s</text:span><text:span text:style-name="T8"> as string</text:span><text:span text:style-name="T23">s</text:span><text:span text:style-name="T8">, converts them to appropriate type and pass them to the exampleFunction.m. You’ll need to make a wrapper like this for your </text:span><text:span text:style-name="T12">own</text:span><text:span text:style-name="T8"> function. If your function uses a bunch of sub functions, no worries. You’ll need to make this wrapper </text:span><text:span text:style-name="T23">just </text:span><text:span text:style-name="T8">for your main function.</text:span></text:p>
      <text:p text:style-name="P9"/>
      <text:p text:style-name="P9"><text:span text:style-name="T12">3 - </text:span><text:span text:style-name="T8">Now we can compile th</text:span><text:span text:style-name="T12">e</text:span><text:span text:style-name="T8"> wrapper. If you use ToolboxToolbox, we need to disable it first as the startup options complicate the compiling process. Just go to your Documents/MATLAB folder and rename your startup.m to something else (e.g nostartup.m) until we finish compiling. Next call mcc from a bash terminal as following:</text:span></text:p>
      <text:p text:style-name="P9"/>
      <text:p text:style-name="P35"><text:span text:style-name="T40">mcc -m </text:span><text:span text:style-name="T41">exampleWrapper.m</text:span><text:span text:style-name="T42"> -</text:span><text:span text:style-name="T43">a </text:span><text:span text:style-name="T41">exampleFunction.m</text:span><text:span text:style-name="Default_20_Paragraph_20_Font"><text:span text:style-name="T44"> -d &lt;saveFolder&gt;</text:span></text:span></text:p>
      <text:p text:style-name="P34"><text:span text:style-name="Default_20_Paragraph_20_Font"><text:span text:style-name="T29"/></text:span></text:p>
      <text:p text:style-name="P37"><text:span text:style-name="Default_20_Paragraph_20_Font"><text:span text:style-name="T30">This will compile the </text:span></text:span><text:span text:style-name="Default_20_Paragraph_20_Font"><text:span text:style-name="T31">your </text:span></text:span><text:span text:style-name="Default_20_Paragraph_20_Font"><text:span text:style-name="T32">wrapper</text:span></text:span><text:span text:style-name="Default_20_Paragraph_20_Font"><text:span text:style-name="T30"> and </text:span></text:span><text:span text:style-name="Default_20_Paragraph_20_Font"><text:span text:style-name="T32">save the output to a folder you specify with the -</text:span></text:span><text:span text:style-name="Default_20_Paragraph_20_Font"><text:span text:style-name="T38">d</text:span></text:span><text:span text:style-name="Default_20_Paragraph_20_Font"><text:span text:style-name="T32"> option</text:span></text:span><text:span text:style-name="Default_20_Paragraph_20_Font"><text:span text:style-name="T30">. </text:span></text:span><text:span text:style-name="Default_20_Paragraph_20_Font"><text:span text:style-name="T31">I</text:span></text:span><text:span text:style-name="Default_20_Paragraph_20_Font"><text:span text:style-name="T30">f your function </text:span></text:span><text:span text:style-name="Default_20_Paragraph_20_Font"><text:span text:style-name="T31">calls any</text:span></text:span><text:span text:style-name="Default_20_Paragraph_20_Font"><text:span text:style-name="T30"> </text:span></text:span><text:span text:style-name="Default_20_Paragraph_20_Font"><text:span text:style-name="T31">sub functions</text:span></text:span><text:span text:style-name="Default_20_Paragraph_20_Font"><text:span text:style-name="T30">, you need to add path to them with </text:span></text:span><text:span text:style-name="Default_20_Paragraph_20_Font"><text:span text:style-name="T32">more </text:span></text:span><text:span text:style-name="Default_20_Paragraph_20_Font"><text:span text:style-name="T39">-a</text:span></text:span><text:span text:style-name="Default_20_Paragraph_20_Font"><text:span text:style-name="T30"> flag</text:span></text:span><text:span text:style-name="Default_20_Paragraph_20_Font"><text:span text:style-name="T32">s.</text:span></text:span><text:span text:style-name="Default_20_Paragraph_20_Font"><text:span text:style-name="T30"> </text:span></text:span><text:span text:style-name="Default_20_Paragraph_20_Font"><text:span text:style-name="T33">In our case, our main function is the only sub function </text:span></text:span><text:span text:style-name="Default_20_Paragraph_20_Font"><text:span text:style-name="T34">of</text:span></text:span><text:span text:style-name="Default_20_Paragraph_20_Font"><text:span text:style-name="T33"> the wrapper. </text:span></text:span><text:span text:style-name="Default_20_Paragraph_20_Font"><text:span text:style-name="T32">I</text:span></text:span><text:span text:style-name="Default_20_Paragraph_20_Font"><text:span text:style-name="T30">f you have multiple sub functions in a folder, the compiler can search for them automatically if you use the </text:span></text:span><text:span text:style-name="Default_20_Paragraph_20_Font"><text:span text:style-name="T39">-I &lt;path_to_folder&gt;</text:span></text:span><text:span text:style-name="Default_20_Paragraph_20_Font"><text:span text:style-name="T30"> option. Warning: This </text:span></text:span><text:soft-page-break/><text:span text:style-name="Default_20_Paragraph_20_Font"><text:span text:style-name="T35">folder search</text:span></text:span><text:span text:style-name="Default_20_Paragraph_20_Font"><text:span text:style-name="T30"> option </text:span></text:span><text:span text:style-name="Default_20_Paragraph_20_Font"><text:span text:style-name="T36">does not</text:span></text:span><text:span text:style-name="Default_20_Paragraph_20_Font"><text:span text:style-name="T30"> descent into sub folders automatically. If you have your sub functions in nested folders, set path to each of them with multiple -I options. </text:span></text:span></text:p>
      <text:p text:style-name="P11"/>
      <text:p text:style-name="P11"><text:span text:style-name="T12">4 - </text:span>Now we need to test the compiled code with MATLAB runtime to make sure it works. <text:span text:style-name="T10">Here is how it is ran:</text:span></text:p>
      <text:p text:style-name="P11"><text:s/></text:p>
      <text:p text:style-name="P21">‘&lt;compiledBashFile&gt;’ <text:s/>‘&lt;matlabRuntimeInstallationPath&gt;’ <text:s/>‘&lt;input<text:span text:style-name="T10">1</text:span>&gt;’ <text:s/>‘&lt;<text:span text:style-name="T10">input2</text:span>&gt;’ <text:s/>‘<text:span text:style-name="T10">&lt;input3&gt;’ …</text:span></text:p>
      <text:p text:style-name="P11"/>
      <text:p text:style-name="P12"><text:span text:style-name="T10">If you had two varargin options </text:span><text:span text:style-name="T24">for example</text:span><text:span text:style-name="T10">, say runSpeed and saveIntermediateFiles, in your script, here is how you would </text:span><text:span text:style-name="T24">set</text:span><text:span text:style-name="T10"> those </text:span><text:span text:style-name="T24">when you run the compiled code</text:span><text:span text:style-name="T10">:</text:span></text:p>
      <text:p text:style-name="P13"><text:s/></text:p>
      <text:p text:style-name="P22">‘&lt;compiledBashFile&gt;’ <text:s/>‘&lt;matlabRuntimeInstallationPath&gt;’ <text:s/>‘&lt;input<text:span text:style-name="T10">1</text:span>&gt;’ <text:s/>‘&lt;<text:span text:style-name="T10">input2</text:span>&gt;’ <text:s/>‘ <text:span text:style-name="T10">runSpeed’ <text:s/>‘fast’ <text:s/>‘saveIntermediateFiles’ <text:s/>‘true’</text:span></text:p>
      <text:p text:style-name="P11"/>
      <text:p text:style-name="P14"><text:span text:style-name="T24">Note</text:span><text:span text:style-name="T10">: </text:span>This is how the matlabRuntimeInstallationPath looks like: '/usr/local/MATLAB/<text:span text:style-name="T9">R2020a/</text:span>MATLAB_Runtime/v98/'. </text:p>
      <text:p text:style-name="P14">Don’t forget to <text:span text:style-name="T24">include the</text:span> “<text:span text:style-name="T10">v98” subfolder </text:span><text:span text:style-name="T24">part</text:span><text:span text:style-name="T10"> </text:span><text:span text:style-name="T24">in it </text:span><text:span text:style-name="T10">(your version can be different </text:span><text:span text:style-name="T24">though</text:span><text:span text:style-name="T10">, e.g v97, v99)</text:span>.</text:p>
      <text:p text:style-name="P12"/>
      <text:p text:style-name="P13"><text:span text:style-name="T12">As an example, h</text:span>ere is how we test the compiled exampleWrapper <text:span text:style-name="T12">function:</text:span></text:p>
      <text:p text:style-name="P12"/>
      <text:p text:style-name="P23">'/run_exampleWrapper.sh' '/usr/local/MATLAB/MATLAB_Runtime/v98/' '/exampletext.txt' '[1,1,1,1,1]' '2' '<text:span text:style-name="T10">true</text:span>' '/home/<text:span text:style-name="T10">outputText</text:span>.txt'</text:p>
      <text:p text:style-name="P11"/>
      <text:p text:style-name="P12"><text:span text:style-name="T10">This takes the vector in exampletext.txt, adds [1,1,1,1,1], scales by 2, transposes the vector, and saves it </text:span><text:span text:style-name="T11">as</text:span><text:span text:style-name="T10"> outputText.txt </text:span><text:span text:style-name="T11">to the</text:span><text:span text:style-name="T10"> </text:span><text:span text:style-name="T11">home directory</text:span><text:span text:style-name="T10">. </text:span></text:p>
      <text:p text:style-name="P12"/>
      <text:p text:style-name="P7"><text:span text:style-name="T10">A</text:span>ssembling the gear files <text:span text:style-name="T49">and making the gear</text:span></text:p>
      <text:p text:style-name="P7"/>
      <text:p text:style-name="P20"><text:span text:style-name="T1">1 – Create an empty folder where we will assemble the gear files. </text:span><text:span text:style-name="T6">Check out: /fwGearBuilder/gear_building_instructions/example_gear/gear_files</text:span></text:p>
      <text:p text:style-name="P43"/>
      <text:p text:style-name="P33"><text:span text:style-name="T47">Once you are done with all the steps </text:span><text:span text:style-name="T48">below</text:span><text:span text:style-name="T47">, your gear folder should look </text:span><text:span text:style-name="T48">t</text:span><text:span text:style-name="T47">his </text:span><text:span text:style-name="T48">example </text:span><text:span text:style-name="T47">one.</text:span><text:span text:style-name="T48"> </text:span><text:span text:style-name="T47"><text:s/></text:span></text:p>
      <text:p text:style-name="P24"/>
      <text:p text:style-name="P10"><text:span text:style-name="T2">2 – Even though we tested the compiled code with just the .sh executable, we’ll need every file that mcc created. So copy the entire folder that contains all the mcc output </text:span><text:span text:style-name="T7">in</text:span><text:span text:style-name="T2">to the gear folder </text:span><text:span text:style-name="T3">we created at step 1</text:span><text:span text:style-name="T2">. </text:span></text:p>
      <text:p text:style-name="P24"/>
      <text:p text:style-name="P10"><text:span text:style-name="T2">3 – In the gear folder we now need to create a Dockerfile. DockerFile is a template for our Docker image. Here we install every tool and software we’ll need in the gear </text:span><text:span text:style-name="T4">including matlab runtime. </text:span><text:span text:style-name="T5">Check out the Dockerfile example located in fwGearBuilder/gear_building_instructions/example_gear/gear_files. </text:span><text:span text:style-name="T3">This example file has comments for each line explaining what we are doing. Continue reading the instructions once you have a Dockerfile for your gear. </text:span></text:p>
      <text:p text:style-name="P8"/>
      <text:p text:style-name="Standard"><text:span text:style-name="Default_20_Paragraph_20_Font"><text:span text:style-name="T46">4</text:span></text:span><text:span text:style-name="Default_20_Paragraph_20_Font"><text:span text:style-name="T45"> –</text:span></text:span><text:span text:style-name="T25"> Next is the manifest.json file. </text:span><text:span text:style-name="T26">This file decides the interface of our gear on the webpage </text:span><text:span text:style-name="T27">(e.g. what will be the name of the gear, its inputs, and its config options.)</text:span><text:span text:style-name="T26">. </text:span><text:span text:style-name="T25">Check out the example file and reorganize it to your needs. You can find the definition of some variables below. More </text:span><text:span text:style-name="T27">options for </text:span><text:soft-page-break/><text:span text:style-name="T27">different file type constraints and config styles can be found on</text:span><text:span text:style-name="T25"> the flywheel page: https://docs.flywheel.io/hc/en-us/articles/360037695713</text:span></text:p>
      <text:p text:style-name="Standard"><text:span text:style-name="T25"><text:tab/>-</text:span><text:span text:style-name="Default_20_Paragraph_20_Font"><text:span text:style-name="T37">name</text:span></text:span><text:span text:style-name="T25">: machine friendly name for your gear (required)</text:span></text:p>
      <text:p text:style-name="Standard"><text:span text:style-name="T25"><text:tab/>-</text:span><text:span text:style-name="Default_20_Paragraph_20_Font"><text:span text:style-name="T37">label</text:span></text:span><text:span text:style-name="T25">: human friendly name for your gear (required)</text:span></text:p>
      <text:p text:style-name="Standard"><text:span text:style-name="T25"><text:tab/>-</text:span><text:span text:style-name="Default_20_Paragraph_20_Font"><text:span text:style-name="T37">description</text:span></text:span><text:span text:style-name="T25">: description of your gear</text:span></text:p>
      <text:p text:style-name="Standard"><text:span text:style-name="T25"><text:s/><text:tab/>-</text:span><text:span text:style-name="Default_20_Paragraph_20_Font"><text:span text:style-name="T37">author</text:span></text:span><text:span text:style-name="T25">: the name of the person who made the script you are running in the gear</text:span></text:p>
      <text:p text:style-name="Standard"><text:span text:style-name="T25"><text:tab/>-</text:span><text:span text:style-name="Default_20_Paragraph_20_Font"><text:span text:style-name="T20">maintainer</text:span></text:span><text:span text:style-name="T21">: your name </text:span><text:span text:style-name="T22">and email address</text:span></text:p>
      <text:p text:style-name="P1"><text:span text:style-name="T25">-</text:span><text:span text:style-name="Default_20_Paragraph_20_Font"><text:span text:style-name="T37">source</text:span></text:span><text:span text:style-name="T25">: webpage to the gear files if you put them online somewhere<text:line-break/>-</text:span><text:span text:style-name="Default_20_Paragraph_20_Font"><text:span text:style-name="T37">url</text:span></text:span><text:span text:style-name="T25">: webpage to the code you used if available online</text:span></text:p>
      <text:p text:style-name="P1"><text:span text:style-name="T25">-</text:span><text:span text:style-name="Default_20_Paragraph_20_Font"><text:span text:style-name="T37">version</text:span></text:span><text:span text:style-name="T25">: version of your gear. Can start with any number pattern (e.g. 0.1.0 or 0.1)</text:span></text:p>
      <text:p text:style-name="P1"><text:span text:style-name="T25">-</text:span><text:span text:style-name="Default_20_Paragraph_20_Font"><text:span text:style-name="T37">custom</text:span></text:span><text:span text:style-name="T25">: contains some useful stuff </text:span></text:p>
      <text:p text:style-name="P2"><text:tab/>-flywheel: Flywheel related custom stuff</text:p>
      <text:p text:style-name="P38">-suite: Under which lab the gear will be located. If you don’t include this, the gear will be listed independently which is fine if you don’t have your own suite on Flywheel webpage. </text:p>
      <text:p text:style-name="Standard"><text:span text:style-name="T25"><text:tab/>-</text:span><text:span text:style-name="Default_20_Paragraph_20_Font"><text:span text:style-name="T37">license</text:span></text:span><text:span text:style-name="T25">: If you have a license for the software</text:span></text:p>
      <text:p text:style-name="P1"><text:span text:style-name="T25">-</text:span><text:span text:style-name="Default_20_Paragraph_20_Font"><text:span text:style-name="T37">config</text:span></text:span><text:span text:style-name="T25">: Contains all the config options that will be passed to your compiled MATLAB <text:s text:c="2"/>function. Can give these any name as we are going to parse them in the run script anyways. But it is a good idea to match them to the config options you have on your matlab script to keep your sanity.</text:span></text:p>
      <text:p text:style-name="P8"><text:tab/><text:tab/>-default: Default config option must match the type</text:p>
      <text:p text:style-name="P8"><text:tab/><text:tab/>-description: Description of the config option</text:p>
      <text:p text:style-name="P36">- type: type of the config option. Could be string, boolean, number. If you made your <text:s text:c="41"/>wrapper in a way that it only accepts strings and converts them to whatever type the main function needs as suggested, you can use all strings here</text:p>
      <text:p text:style-name="Standard"><text:span text:style-name="T25"><text:tab/></text:span><text:span text:style-name="Default_20_Paragraph_20_Font"><text:span text:style-name="T37">-inputs: </text:span></text:span><text:span text:style-name="T25">Contains the inputs of the gear. Create as many inputs as you need for your compiled function. It has similar subfields that the config fields have such as description and type. Optional decides whether the input is optional. If not and you leave it empty when running the gear on the Flywheel webpage, the gear doesn’t let you run it. <text:s/></text:span></text:p>
      <text:p text:style-name="P8"/>
      <text:p text:style-name="Standard"><text:span text:style-name="Default_20_Paragraph_20_Font"><text:span text:style-name="T46">5 -</text:span></text:span><text:span text:style-name="T25"> Finally check out the python run script. It has the comments for everything we need to do </text:span><text:span text:style-name="T28">on there</text:span><text:span text:style-name="T25">. </text:span><text:span text:style-name="T28">Come back to the instructions when you have the Dockerfile, manifest.json, and run</text:span><text:span text:style-name="T25"> </text:span></text:p>
      <text:p text:style-name="P8"/>
      <text:p text:style-name="P15">6 – Once you have everything ready, open up a terminal, cd into the gear folder and run the following:</text:p>
      <text:p text:style-name="P15"/>
      <text:p text:style-name="P44">docker build <text:span text:style-name="T13">-t &lt;a-name-for-your-docker-image&gt;:&lt;a-version-num&gt; .</text:span></text:p>
      <text:p text:style-name="P25"/>
      <text:p text:style-name="P17"><text:span text:style-name="T14">This builds the docker image with the instructions on </text:span><text:span text:style-name="T16">we set on </text:span><text:span text:style-name="T14">Dockerfile. The name and the version number you need to give don’t matter much for the gear so name it anything. Don’t forget the dot at the end of the command. It tells the function to use </text:span><text:span text:style-name="T16">the</text:span><text:span text:style-name="T14"> files in the current directory. This operation </text:span><text:span text:style-name="T17">might</text:span><text:span text:style-name="T14"> take a bit.</text:span></text:p>
      <text:p text:style-name="P26"/>
      <text:p text:style-name="P26">7 <text:s/>- Next, while still in the same directory, run:</text:p>
      <text:p text:style-name="P25"/>
      <text:p text:style-name="P47">fw gear create</text:p>
      <text:p text:style-name="P25"/>
      <text:p text:style-name="P26">It will ask you to give your gear a human readable name. You can name it anything, but the convention is something like:</text:p>
      <text:p text:style-name="P26"/>
      <text:p text:style-name="P25"><text:soft-page-break/>exampleGear: An example gear to do exemplary stuff </text:p>
      <text:p text:style-name="P25"/>
      <text:p text:style-name="P26">Then it will ask you for a machine friendly name (e.g examplegear)</text:p>
      <text:p text:style-name="P26"/>
      <text:p text:style-name="P16"><text:span text:style-name="T13">Select </text:span><text:span text:style-name="T15">Other</text:span><text:span text:style-name="T13"> as the base image </text:span><text:span text:style-name="T18">NOT</text:span><text:span text:style-name="T17"> Docker.</text:span><text:span text:style-name="T13"> </text:span><text:span text:style-name="T17">A</text:span><text:span text:style-name="T13">nd type the name and the version of the Docker image you created at step 6 as</text:span></text:p>
      <text:p text:style-name="P25"/>
      <text:p text:style-name="P25"><text:s/><text:span text:style-name="T50">&lt;a-name-for-your-docker-image&gt;:&lt;a-version-num&gt;</text:span></text:p>
      <text:p text:style-name="P25"/>
      <text:p text:style-name="P27">Select analysis for the next question and then type “yes” when it asks you whether you want to replace run and manifest files. </text:p>
      <text:p text:style-name="P27"/>
      <text:p text:style-name="P28">The gear is now created in the gear folder. </text:p>
      <text:p text:style-name="P28"/>
      <text:p text:style-name="P28">8 – Now we need to test the gear before uploading. While in the gear folder on a terminal type:</text:p>
      <text:p text:style-name="P28"/>
      <text:p text:style-name="P46">fw gear local --help</text:p>
      <text:p text:style-name="P29"/>
      <text:p text:style-name="P28">This tells you how to run your gear locally. Here is how we would run the exampleWrapper gear we made:</text:p>
      <text:p text:style-name="P28"/>
      <text:p text:style-name="P46">fw gear local --vectorTextFile=’exampletext.txt’ --vectorToAdd=’[1,1,1,1,1]’ --scaleBy=’2’ –transpose=’true’</text:p>
      <text:p text:style-name="P29"/>
      <text:p text:style-name="P28">Calling this command will run the gear and create input and output folders and config.json briefly in your gear folders. Input and config will disappear as soon as the gear complete, but the output folder will stay containing the output of your gear now. If you have everything you need in the output folder, then your gear is successful. </text:p>
      <text:p text:style-name="P28"/>
      <text:p text:style-name="P18"><text:span text:style-name="T17">9 – Due to a bug (or a Flywheel developer choice), every time you make the gear, some information on the manifest.json is replaced. For instance, the version is automatically set to 0. Go back in the manifest.json and put the version number you want again. </text:span><text:span text:style-name="T19">It also replaces the maintainer and author names with your Flywheel login names. You can change these as well if you don’t like name Flywheel assigns to them. Finally, you can add gears to suites. For instance to make gears listed under GKAguirreLab on the Flywheel webpage, in manifest.json under “custom”, in line with gear-builder sub field, add flywheel and suite options. So the last few lines of your manifest should look like this if you want to add your gear into a suite:</text:span></text:p>
      <text:p text:style-name="P30"/>
      <text:p text:style-name="P30"><text:tab/>"custom": {</text:p>
      <text:p text:style-name="P30"><text:tab/><text:tab/>"gear-builder": {</text:p>
      <text:p text:style-name="P30"><text:tab/><text:tab/><text:tab/>"category": "analysis",</text:p>
      <text:p text:style-name="P30"><text:tab/><text:tab/><text:tab/>"image": "test:latest"</text:p>
      <text:p text:style-name="P30"><text:tab/><text:tab/>},</text:p>
      <text:p text:style-name="P30"><text:tab/><text:tab/>“flywheel”: {</text:p>
      <text:p text:style-name="P30"><text:tab/><text:tab/><text:tab/>“suite”: “GKAguirreLab”</text:p>
      <text:p text:style-name="P30"><text:tab/><text:tab/>}</text:p>
      <text:p text:style-name="P30"><text:tab/>}</text:p>
      <text:p text:style-name="P30"/>
      <text:p text:style-name="P31">10 – The gear is done! To upload it to the webpage, on a terminal window in the gear directory run:</text:p>
      <text:p text:style-name="P31"><text:soft-page-break/></text:p>
      <text:p text:style-name="P32">fw gear uplo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4-11T13:01:00Z</meta:creation-date>
    <dc:date>2022-04-18T21:55:17.089995469</dc:date>
    <meta:editing-cycles>32</meta:editing-cycles>
    <meta:editing-duration>PT5H48M42S</meta:editing-duration>
    <meta:document-statistic meta:table-count="0" meta:image-count="0" meta:object-count="0" meta:page-count="5" meta:paragraph-count="78" meta:word-count="1684" meta:character-count="10326" meta:non-whitespace-character-count="8608"/>
    <meta:template xlink:type="simple" xlink:actuate="onRequest" xlink:title="" xlink:href="Normal"/>
  </office:meta>
</office:document-meta>
</file>